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rsid="00102351" officeooo:paragraph-rsid="00102351"/>
    </style:style>
    <style:style style:name="P2" style:family="paragraph" style:parent-style-name="Header">
      <style:text-properties officeooo:rsid="00102351" officeooo:paragraph-rsid="00102351"/>
    </style:style>
    <style:style style:name="P3" style:family="paragraph" style:parent-style-name="Heading_20_2">
      <style:text-properties officeooo:rsid="00102351" officeooo:paragraph-rsid="00102351"/>
    </style:style>
    <style:style style:name="P4" style:family="paragraph" style:parent-style-name="Heading_20_2">
      <style:text-properties officeooo:paragraph-rsid="00102351"/>
    </style:style>
    <style:style style:name="P5" style:family="paragraph" style:parent-style-name="Standard">
      <style:text-properties officeooo:rsid="00102351" officeooo:paragraph-rsid="00102351"/>
    </style:style>
    <style:style style:name="P6" style:family="paragraph" style:parent-style-name="Standard">
      <style:text-properties officeooo:paragraph-rsid="00102351"/>
    </style:style>
    <style:style style:name="P7" style:family="paragraph" style:parent-style-name="Text_20_body">
      <style:text-properties officeooo:paragraph-rsid="0010fcb7"/>
    </style:style>
    <style:style style:name="T1" style:family="text">
      <style:text-properties officeooo:rsid="00102351"/>
    </style:style>
    <style:style style:name="T2" style:family="text">
      <style:text-properties officeooo:rsid="0012e57b"/>
    </style:style>
    <style:style style:name="T3" style:family="text">
      <style:text-properties officeooo:rsid="00143f8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D Report – Exercise 1</text:p>
      <text:p text:style-name="P7">Group 08<text:line-break/>Marco Dittmann<text:tab/>3727948<text:line-break/><text:span text:style-name="T1">J</text:span>annik Schacht<text:tab/><text:tab/></text:p>
      <text:h text:style-name="Heading_20_1" text:outline-level="1">Exercise 1</text:h>
      <text:h text:style-name="P4" text:outline-level="2">1.<text:span text:style-name="T1">1<text:tab/>Allocation and copying</text:span></text:h>
      <text:p text:style-name="P5">Below <text:span text:style-name="T2">are the benchmark results for the different Matrix-vector-product implementations plotted in a logarithmic scale</text:span>. <text:span text:style-name="T2">The number of elements for vector x and vector y has been increased step by step and average computation time have been measured. It is shown that the „Reference“ variant performs faster than the „Move“ variant only in </text:span><text:span text:style-name="T3">cases where the total number of elements is small.</text:span></text:p>
      <text:p text:style-name="P5"><draw:frame draw:style-name="fr2" draw:name="Object1" text:anchor-type="as-char" svg:width="6.3043in" svg:height="4.1252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5"><text:soft-page-break/><draw:frame draw:style-name="fr2" draw:name="Object2" text:anchor-type="as-char" svg:width="6.3043in" svg:height="4.125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<draw:frame draw:style-name="fr2" draw:name="Object3" text:anchor-type="as-char" svg:width="6.3043in" svg:height="4.125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<text:soft-page-break/></text:p>
      <text:p text:style-name="P5"><draw:frame draw:style-name="fr3" draw:name="Object4" text:anchor-type="as-char" svg:y="-3.9165in" svg:width="6.3043in" svg:height="4.12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<draw:frame draw:style-name="fr2" draw:name="Object5" text:anchor-type="as-char" svg:width="6.3043in" svg:height="4.125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ct6" text:anchor-type="char" svg:width="6.3043in" svg:height="4.1252in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h text:style-name="P3" text:outline-level="2">1.2<text:tab/>Lambdas</text:h>
      <text:p text:style-name="P6">We successfully implemented the lambda function and got the correct result 1337.</text:p>
      <text:h text:style-name="P3" text:outline-level="2">1.3<text:tab/>std::async()</text:h>
      <text:p text:style-name="Standard">Unfortunately, for some reason, implementing the matrix multiplication asynchronously did not <text:span text:style-name="T2">work </text:span>for us. We tried to debug but didn’t find the iss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02351" officeooo:paragraph-rsid="00102351"/>
    </style:style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rallel Algoithm Design <text:tab/><text:tab/>04.11.2021<text:line-break/>Winter Term 2021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bian Kontor</meta:initial-creator>
    <meta:editing-cycles>3</meta:editing-cycles>
    <meta:creation-date>2021-11-04T12:57:00</meta:creation-date>
    <dc:date>2021-11-04T15:23:50.620256907</dc:date>
    <meta:editing-duration>PT17M40S</meta:editing-duration>
    <meta:generator>LibreOffice/6.4.7.2$Linux_X86_64 LibreOffice_project/40$Build-2</meta:generator>
    <meta:document-statistic meta:table-count="0" meta:image-count="0" meta:object-count="6" meta:page-count="4" meta:paragraph-count="15" meta:word-count="125" meta:character-count="813" meta:non-whitespace-character-count="6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5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682cm" svg:y="0.345cm" chart:style-name="ch2">
          <text:p>Benchmark comparison for x = 1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2.693cm" svg:y="1.333cm" svg:width="9.89cm" svg:height="7.307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48.2182">
                <text:p>48.2182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.5146">
                <text:p>66.5146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.786">
                <text:p>320.786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28.79">
                <text:p>2228.79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95.9">
                <text:p>21695.9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0745">
                <text:p>220745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1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563cm" svg:y="0.345cm" chart:style-name="ch2">
          <text:p>Benchmark comparison for x = 1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60.1833">
                <text:p>60.1833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.84">
                <text:p>216.84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32.03">
                <text:p>1832.03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589.1">
                <text:p>17589.1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4127">
                <text:p>174127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54550">
                <text:p>175455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true" chart:minimum="1" chart:maximum="1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443cm" svg:y="0.345cm" chart:style-name="ch2">
          <text:p>Benchmark comparison for x = 10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249cm" svg:y="1.532cm" svg:width="9.334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68.463">
                <text:p>268.463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4.74">
                <text:p>2344.74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143">
                <text:p>23143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0138">
                <text:p>230138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00350">
                <text:p>230035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248200">
                <text:p>232482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324cm" svg:y="0.345cm" chart:style-name="ch2">
          <text:p>Benchmark comparison for x = 1000</text:p>
        </chart:title>
        <chart:legend chart:legend-position="end" svg:x="3.4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333cm" svg:width="9.519cm" svg:height="7.307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53.38">
                <text:p>2353.38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970.3">
                <text:p>23970.3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9552">
                <text:p>239552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96900">
                <text:p>23969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075500">
                <text:p>240755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1440000">
                <text:p>24144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205cm" svg:y="0.345cm" chart:style-name="ch2">
          <text:p>Benchmark comparison for x = 10000</text:p>
        </chart:title>
        <chart:legend chart:legend-position="end" svg:x="3.911cm" svg:y="1.7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325.4">
                <text:p>23325.4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9671">
                <text:p>239671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97940">
                <text:p>2397940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971900">
                <text:p>239719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1039000">
                <text:p>2410390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962470000">
                <text:p>296247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61">
      <style:chart-properties chart:display-label="true" chart:logarithmic="true" chart:minimum="1" chart:maximum="10000000000" chart:origin="0" chart:interval-maj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10.477cm" xlink:href="." xlink:type="simple" chart:class="chart:bar" chart:style-name="ch1">
        <chart:title svg:x="4.086cm" svg:y="0.345cm" chart:style-name="ch2">
          <text:p>Benchmark comparison for x = 100000</text:p>
        </chart:title>
        <chart:legend chart:legend-position="end" svg:x="2.911cm" svg:y="1.536cm" style:legend-expansion="custom" chartooo:width="2.899cm" chartooo:height="1.096cm" style:legend-expansion-aspect-ratio="2.64507299270073" chart:style-name="ch3"/>
        <chart:plot-area chart:style-name="ch4" chart:data-source-has-labels="both" svg:x="1.331cm" svg:y="1.333cm" svg:width="11.252cm" svg:height="7.954cm">
          <chartooo:coordinate-region svg:x="3.064cm" svg:y="1.532cm" svg:width="9.519cm" svg:height="7.108cm"/>
          <chart:axis chart:dimension="x" chart:name="primary-x" chart:style-name="ch5" chartooo:axis-type="text">
            <chart:title svg:x="6.609cm" svg:y="9.496cm" chart:style-name="ch6">
              <text:p>y [1]</text:p>
            </chart:title>
            <chart:categories table:cell-range-address="local-table.$A$2:.$A$7"/>
            <chart:grid chart:style-name="ch7" chart:class="minor"/>
          </chart:axis>
          <chart:axis chart:dimension="y" chart:name="primary-y" chart:style-name="ch8">
            <chart:title svg:x="0.451cm" svg:y="5.963cm" chart:style-name="ch9">
              <text:p>time [ns]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ove</text:p>
              </table:table-cell>
              <table:table-cell office:value-type="string">
                <text:p>benchreferenc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2880">
                <text:p>232880</text:p>
              </table:table-cell>
              <table:table-cell office:value-type="float" office:value="11.6461">
                <text:p>11.64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9280">
                <text:p>2369280</text:p>
              </table:table-cell>
              <table:table-cell office:value-type="float" office:value="33.8066">
                <text:p>33.8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789900">
                <text:p>23789900</text:p>
              </table:table-cell>
              <table:table-cell office:value-type="float" office:value="260.673">
                <text:p>260.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8224000">
                <text:p>238224000</text:p>
              </table:table-cell>
              <table:table-cell office:value-type="float" office:value="2413.13">
                <text:p>2413.1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76930000">
                <text:p>2876930000</text:p>
              </table:table-cell>
              <table:table-cell office:value-type="float" office:value="23951.4">
                <text:p>23951.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1222200000">
                <text:p>41222200000</text:p>
              </table:table-cell>
              <table:table-cell office:value-type="float" office:value="239753">
                <text:p>2397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